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50%" fo:text-align="center"/>
      <style:text-properties style:font-name="Arial" fo:font-size="28pt" fo:text-shadow="1pt 1pt" fo:font-weight="bold" style:font-size-asian="28pt" style:font-weight-asian="bold" style:font-size-complex="28pt" style:font-weight-complex="bold"/>
    </style:style>
    <style:style style:name="P2" style:family="paragraph">
      <style:text-properties style:font-name="Arial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line-height="150%" fo:text-align="start"/>
      <style:text-properties style:font-name="Arial" fo:font-size="28pt" fo:text-shadow="1pt 1pt" fo:font-weight="normal" style:font-size-asian="28pt" style:font-weight-asian="normal" style:font-size-complex="28pt" style:font-weight-complex="normal"/>
    </style:style>
    <style:style style:name="P4" style:family="paragraph">
      <style:text-properties style:font-name="Arial" fo:font-size="28pt" fo:text-shadow="1pt 1pt" fo:font-weight="normal" style:font-size-asian="28pt" style:font-weight-asian="normal" style:font-size-complex="28pt" style:font-weight-complex="normal"/>
    </style:style>
    <style:style style:name="P5" style:family="paragraph">
      <style:paragraph-properties fo:line-height="150%" fo:text-align="start"/>
      <style:text-properties style:font-name="Arial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style:font-name="Arial" fo:font-size="28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" fo:font-size="28pt" fo:font-style="normal" fo:text-shadow="1pt 1pt" style:text-underline-style="none" fo:font-weight="bold" style:letter-kerning="true" style:font-name-asian="Segoe UI" style:font-size-asian="28pt" style:font-style-asian="normal" style:font-weight-asian="bold" style:font-name-complex="Segoe U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font-name="Arial" fo:font-size="18pt" fo:text-shadow="1pt 1pt" fo:font-weight="normal" style:font-name-asian="Segoe UI" style:font-size-asian="18pt" style:font-weight-asian="normal" style:font-name-complex="Segoe UI" style:font-size-complex="18pt" style:font-weight-complex="normal"/>
    </style:style>
    <style:style style:name="T4" style:family="text">
      <style:text-properties fo:color="#ffffff" style:font-name="Arial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color="#ffffff" style:font-name="Arial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Arial" fo:font-size="30pt" fo:text-shadow="1pt 1pt" fo:font-weight="normal" style:font-size-asian="30pt" style:font-weight-asian="normal" style:font-size-complex="30pt" style:font-weight-complex="normal"/>
    </style:style>
    <style:style style:name="T7" style:family="text"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T8" style:family="text">
      <style:text-properties fo:color="#ffffff" style:font-name="Arial" fo:font-size="31pt" fo:text-shadow="1pt 1pt" fo:font-weight="normal" style:font-size-asian="31pt" style:font-weight-asian="normal" style:font-size-complex="31pt" style:font-weight-complex="normal"/>
    </style:style>
    <style:style style:name="T9" style:family="text">
      <style:text-properties fo:color="#ffffff" style:font-name="Arial"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style:font-name="Arial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4cm" svg:height="3.033cm" svg:x="1.27cm" svg:y="1.524cm">
          <draw:text-box>
            <text:p text:style-name="P1"><text:span text:style-name="T1">Epistle Reading</text:span></text:p>
            <text:p text:style-name="P1"><text:span text:style-name="T2">Romans 13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25.4cm" svg:height="10.933cm" svg:x="1.27cm" svg:y="1.524cm">
          <draw:text-box>
            <text:p text:style-name="P3"><text:span text:style-name="T3">1</text:span><text:span text:style-name="T4"> </text:span><text:span text:style-name="T5">Let every person be subject to the governing authorities. For there is no authority except from God, and those that exist have been instituted by God. </text:span><text:span text:style-name="T3">2</text:span><text:span text:style-name="T4"> </text:span><text:span text:style-name="T5">Therefore whoever resists the authorities resists </text:span><text:span text:style-name="T6">what God has appointed,</text:span><text:span text:style-name="T5"> and those who resist will incur judgment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25.4cm" svg:height="10.933cm" svg:x="1.27cm" svg:y="1.524cm">
          <draw:text-box>
            <text:p text:style-name="P3"><text:span text:style-name="T3">3</text:span><text:span text:style-name="T4"> </text:span><text:span text:style-name="T5">For rulers are not a terror to good conduct, but to bad. Would you have no fear of the one who is in authority? Then do what is good, and you will receive his approval, </text:span><text:span text:style-name="T3">4</text:span><text:span text:style-name="T4"> </text:span><text:span text:style-name="T5">for he is God’s servant for your good. </text:span><text:span text:style-name="T5">But if you do wrong, be afraid, for he does not bear the sword in vain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25.4cm" svg:height="9.048cm" svg:x="1.27cm" svg:y="1.524cm">
          <draw:text-box>
            <text:p text:style-name="P3"><text:span text:style-name="T5">For he is the servant of God, an avenger who carries out God’s wrath on the wrongdoer. </text:span><text:span text:style-name="T3">5</text:span><text:span text:style-name="T4"> </text:span><text:span text:style-name="T5">Therefore one must be in subjection, not only to </text:span><text:span text:style-name="T8">avoid God’s wrath</text:span><text:span text:style-name="T5"> but also for the sake of consci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5.4cm" svg:height="10.933cm" svg:x="1.27cm" svg:y="1.524cm">
          <draw:text-box>
            <text:p text:style-name="P5"><text:span text:style-name="T3">6</text:span><text:span text:style-name="T4"> </text:span><text:span text:style-name="T5">For the same reason you also pay taxes, for the authorities are ministers of God, attending to this very thing. </text:span><text:span text:style-name="T3">7</text:span><text:span text:style-name="T4"> </text:span><text:span text:style-name="T5">Pay to all what is owed to them: taxes to whom taxes are owed, revenue to whom revenue is owed, respect to whom respect is owed, honor to whom honor is owed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4" draw:layer="layout" svg:width="25.4cm" svg:height="12.818cm" svg:x="1.27cm" svg:y="1.524cm">
          <draw:text-box>
            <text:p text:style-name="P3"><text:span text:style-name="T3">8</text:span><text:span text:style-name="T4"> </text:span><text:span text:style-name="T5">Owe no one anything, except to love each other, for the one who loves another has fulfilled the law. </text:span><text:span text:style-name="T3">9</text:span><text:span text:style-name="T4"> </text:span><text:span text:style-name="T5">The commandments, “You shall not commit adultery, You shall not murder, You shall not steal, </text:span><text:span text:style-name="T8">You shall not covet,” and any other commandment,</text:span><text:span text:style-name="T5"> are summed up in this word: “You shall love your neighbor as yourself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4" draw:layer="layout" svg:width="25.4cm" svg:height="3.393cm" svg:x="1.27cm" svg:y="1.524cm">
          <draw:text-box>
            <text:p text:style-name="P3"><text:span text:style-name="T3">10</text:span><text:span text:style-name="T4"> </text:span><text:span text:style-name="T5">Love does no wrong to a neighbor;</text:span><text:span text:style-name="T10"> therefore love is the fulfilling of the la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3T09:04:06.297000000</meta:creation-date>
    <dc:date>2014-09-03T09:32:52.491000000</dc:date>
    <dc:creator>Arthur Hoch</dc:creator>
    <meta:editing-duration>PT8M22S</meta:editing-duration>
    <meta:editing-cycles>1</meta:editing-cycles>
    <meta:document-statistic meta:object-count="42"/>
    <meta:generator>LibreOffice/4.2.5.2$Windows_x86 LibreOffice_project/61cb170a04bb1f12e77c884eab9192be736ec5f5</meta:generator>
  </office:meta>
</office:document-meta>
</file>